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76cm" draw:marker-start-width="0.406cm" draw:marker-start-center="true" draw:marker-end="Arrow_20_concave" draw:marker-end-width="0.305cm" draw:marker-end-center="true" draw:textarea-horizontal-align="center" draw:textarea-vertical-align="middle" fo:padding-top="0.162cm" fo:padding-bottom="0.162cm" fo:padding-left="0.287cm" fo:padding-right="0.287cm"/>
    </style:style>
    <style:style style:name="gr3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svg:stroke-width="0.127cm" draw:marker-start-width="0.482cm" draw:marker-start-center="true" draw:marker-end="Arrow_20_concave" draw:marker-end-width="0.381cm" draw:marker-end-center="true" draw:textarea-horizontal-align="center" draw:textarea-vertical-align="middle" fo:padding-top="0.187cm" fo:padding-bottom="0.187cm" fo:padding-left="0.312cm" fo:padding-right="0.31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1cm" svg:stroke-color="#000000" draw:marker-start-width="0.276cm" draw:marker-end-width="0.276cm" draw:fill="solid" draw:fill-color="#e6e6e6" draw:auto-grow-height="true" draw:auto-grow-width="false" fo:max-height="0cm" fo:min-height="10.947cm" fo:padding-top="0.178cm" fo:padding-bottom="0.178cm" fo:padding-left="0.305cm" fo:padding-right="0.305cm"/>
    </style:style>
    <style:style style:name="gr7" style:family="graphic" style:parent-style-name="standard">
      <style:graphic-properties draw:stroke="solid" svg:stroke-width="0.051cm" svg:stroke-color="#000000" draw:marker-start-width="0.276cm" draw:marker-end-width="0.276cm" draw:fill="solid" draw:fill-color="#e6e6e6" draw:auto-grow-height="true" draw:auto-grow-width="false" fo:max-height="0cm" fo:min-height="7.035cm" fo:padding-top="0.178cm" fo:padding-bottom="0.178cm" fo:padding-left="0.305cm" fo:padding-right="0.30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99284c" fo:font-weight="bold" style:font-weight-asian="bold" style:font-weight-complex="bold"/>
    </style:style>
    <style:style style:name="P3" style:family="paragraph">
      <style:text-properties fo:color="#99284c"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color="#579d1c" fo:font-weight="bold" style:font-weight-asian="bold" style:font-weight-complex="bold"/>
    </style:style>
    <style:style style:name="P5" style:family="paragraph">
      <style:text-properties fo:color="#579d1c" fo:font-weight="bold" style:font-weight-asian="bold" style:font-weight-complex="bold"/>
    </style:style>
    <style:style style:name="P6" style:family="paragraph">
      <style:paragraph-properties fo:margin-left="0cm" fo:margin-right="0cm" fo:text-indent="0cm"/>
      <style:text-properties fo:color="#0084d1" fo:font-weight="bold" style:font-weight-asian="bold" style:font-weight-complex="bold"/>
    </style:style>
    <style:style style:name="P7" style:family="paragraph">
      <style:text-properties fo:color="#0084d1" fo:font-weight="bold" style:font-weight-asian="bold" style:font-weight-complex="bold"/>
    </style:style>
    <style:style style:name="P8" style:family="paragraph">
      <style:paragraph-properties fo:margin-left="0cm" fo:margin-right="0cm" fo:text-indent="0cm"/>
      <style:text-properties fo:color="#ff00ff" fo:font-weight="bold" style:font-weight-asian="bold" style:font-weight-complex="bold"/>
    </style:style>
    <style:style style:name="P9" style:family="paragraph">
      <style:text-properties fo:color="#ff00ff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3" style:family="paragraph">
      <style:paragraph-properties fo:margin-left="0cm" fo:margin-right="0cm" fo:text-align="justify" fo:text-indent="0cm"/>
      <style:text-properties fo:font-size="10pt" style:font-size-asian="10pt" style:font-size-complex="10pt"/>
    </style:style>
    <style:style style:name="P14" style:family="paragraph"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99284c" fo:font-weight="bold" style:font-weight-asian="bold" style:font-weight-complex="bold"/>
    </style:style>
    <style:style style:name="T2" style:family="text">
      <style:text-properties fo:color="#579d1c" fo:font-weight="bold" style:font-weight-asian="bold" style:font-weight-complex="bold"/>
    </style:style>
    <style:style style:name="T3" style:family="text">
      <style:text-properties fo:color="#0084d1" fo:font-weight="bold" style:font-weight-asian="bold" style:font-weight-complex="bold"/>
    </style:style>
    <style:style style:name="T4" style:family="text">
      <style:text-properties fo:color="#ff00ff" fo:font-weight="bold" style:font-weight-asian="bold" style:font-weight-complex="bold"/>
    </style:style>
    <style:style style:name="T5" style:family="text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language="pt" fo:country="PT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T12" style:family="text">
      <style:text-properties fo:font-size="10pt" fo:font-style="normal" style:font-size-asian="10pt" style:font-style-asian="normal" style:font-size-complex="10pt" style:font-style-complex="normal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.272cm" svg:height="0.963cm" svg:x="9.62cm" svg:y="7.77cm">
          <draw:text-box>
            <text:p text:style-name="P1">Título:</text:p>
          </draw:text-box>
        </draw:frame>
        <draw:frame draw:style-name="gr1" draw:text-style-name="P3" draw:id="id1" draw:layer="layout" svg:width="3.059cm" svg:height="0.983cm" svg:x="12.12cm" svg:y="7.771cm">
          <draw:text-box>
            <text:p text:style-name="P2"><text:span text:style-name="T1">palavra1</text:span></text:p>
          </draw:text-box>
        </draw:frame>
        <draw:frame draw:style-name="gr1" draw:text-style-name="P5" draw:id="id4" draw:layer="layout" svg:width="3.059cm" svg:height="0.983cm" svg:x="15.821cm" svg:y="7.772cm">
          <draw:text-box>
            <text:p text:style-name="P4"><text:span text:style-name="T2">palavra2</text:span></text:p>
          </draw:text-box>
        </draw:frame>
        <draw:frame draw:style-name="gr1" draw:layer="layout" svg:width="3.038cm" svg:height="0.963cm" svg:x="8.854cm" svg:y="9.371cm">
          <draw:text-box>
            <text:p text:style-name="P1">Resumo:</text:p>
          </draw:text-box>
        </draw:frame>
        <draw:frame draw:style-name="gr1" draw:text-style-name="P3" draw:id="id2" draw:layer="layout" svg:width="2.339cm" svg:height="0.983cm" svg:x="12.12cm" svg:y="9.372cm">
          <draw:text-box>
            <text:p text:style-name="P2"><text:span text:style-name="T1">linha1</text:span></text:p>
          </draw:text-box>
        </draw:frame>
        <draw:frame draw:style-name="gr1" draw:text-style-name="P3" draw:id="id5" draw:layer="layout" svg:width="2.339cm" svg:height="0.983cm" svg:x="15.821cm" svg:y="9.373cm">
          <draw:text-box>
            <text:p text:style-name="P2"><text:span text:style-name="T2">linha2</text:span></text:p>
          </draw:text-box>
        </draw:frame>
        <draw:frame draw:style-name="gr1" draw:text-style-name="P7" draw:id="id7" draw:layer="layout" svg:width="2.339cm" svg:height="0.983cm" svg:x="19.422cm" svg:y="9.373cm">
          <draw:text-box>
            <text:p text:style-name="P6"><text:span text:style-name="T3">linha3</text:span></text:p>
          </draw:text-box>
        </draw:frame>
        <draw:frame draw:style-name="gr1" draw:layer="layout" svg:width="1.95cm" svg:height="0.963cm" svg:x="9.942cm" svg:y="10.993cm">
          <draw:text-box>
            <text:p text:style-name="P1">Intro:</text:p>
          </draw:text-box>
        </draw:frame>
        <draw:frame draw:style-name="gr1" draw:text-style-name="P3" draw:id="id3" draw:layer="layout" svg:width="1.84cm" svg:height="0.983cm" svg:x="12.121cm" svg:y="10.973cm">
          <draw:text-box>
            <text:p text:style-name="P2"><text:span text:style-name="T1">par1</text:span></text:p>
          </draw:text-box>
        </draw:frame>
        <draw:frame draw:style-name="gr1" draw:text-style-name="P3" draw:id="id6" draw:layer="layout" svg:width="1.84cm" svg:height="0.983cm" svg:x="15.822cm" svg:y="10.973cm">
          <draw:text-box>
            <text:p text:style-name="P2"><text:span text:style-name="T2">par2</text:span></text:p>
          </draw:text-box>
        </draw:frame>
        <draw:frame draw:style-name="gr1" draw:text-style-name="P7" draw:id="id8" draw:layer="layout" svg:width="1.84cm" svg:height="0.983cm" svg:x="19.423cm" svg:y="10.973cm">
          <draw:text-box>
            <text:p text:style-name="P6"><text:span text:style-name="T3">par3</text:span></text:p>
          </draw:text-box>
        </draw:frame>
        <draw:frame draw:style-name="gr1" draw:text-style-name="P9" draw:layer="layout" svg:width="1.84cm" svg:height="0.983cm" svg:x="23.023cm" svg:y="10.974cm">
          <draw:text-box>
            <text:p text:style-name="P8"><text:span text:style-name="T4">par4</text:span></text:p>
          </draw:text-box>
        </draw:frame>
        <draw:frame draw:style-name="gr1" draw:id="id9" draw:layer="layout" svg:width="3.034cm" svg:height="0.963cm" svg:x="4.417cm" svg:y="9.665cm">
          <draw:text-box>
            <text:p text:style-name="P1">Contexto</text:p>
          </draw:text-box>
        </draw:frame>
        <draw:frame draw:style-name="gr1" draw:id="id10" draw:layer="layout" svg:width="6.111cm" svg:height="0.963cm" svg:x="1.34cm" svg:y="10.791cm">
          <draw:text-box>
            <text:p text:style-name="P1">Trabs.Relacionados</text:p>
          </draw:text-box>
        </draw:frame>
        <draw:frame draw:style-name="gr1" draw:layer="layout" svg:width="4.405cm" svg:height="0.963cm" svg:x="3.046cm" svg:y="11.917cm">
          <draw:text-box>
            <text:p text:style-name="P1">Contribuição1</text:p>
          </draw:text-box>
        </draw:frame>
        <draw:frame draw:style-name="gr1" draw:layer="layout" svg:width="4.405cm" svg:height="0.963cm" svg:x="3.046cm" svg:y="13.043cm">
          <draw:text-box>
            <text:p text:style-name="P1">Contribuição2</text:p>
          </draw:text-box>
        </draw:frame>
        <draw:frame draw:style-name="gr1" draw:layer="layout" svg:width="3.233cm" svg:height="0.963cm" svg:x="4.218cm" svg:y="14.169cm">
          <draw:text-box>
            <text:p text:style-name="P1">Validação</text:p>
          </draw:text-box>
        </draw:frame>
        <draw:connector draw:style-name="gr2" draw:text-style-name="P10" draw:layer="layout" draw:type="line" svg:x1="13.649cm" svg:y1="8.754cm" svg:x2="13.289cm" svg:y2="9.372cm" draw:start-shape="id1" draw:start-glue-point="2" draw:end-shape="id2" draw:end-glue-point="0" svg:d="m13649 8754-360 618">
          <text:p text:style-name="P1"/>
        </draw:connector>
        <draw:connector draw:style-name="gr2" draw:text-style-name="P10" draw:layer="layout" draw:type="line" svg:x1="13.289cm" svg:y1="10.355cm" svg:x2="13.041cm" svg:y2="10.973cm" draw:start-shape="id2" draw:start-glue-point="2" draw:end-shape="id3" draw:end-glue-point="0" svg:d="m13289 10355-248 618">
          <text:p text:style-name="P1"/>
        </draw:connector>
        <draw:connector draw:style-name="gr2" draw:text-style-name="P10" draw:layer="layout" draw:type="line" svg:x1="17.35cm" svg:y1="8.755cm" svg:x2="16.99cm" svg:y2="9.373cm" draw:start-shape="id4" draw:start-glue-point="2" draw:end-shape="id5" draw:end-glue-point="0" svg:d="m17350 8755-360 618">
          <text:p text:style-name="P1"/>
        </draw:connector>
        <draw:connector draw:style-name="gr2" draw:text-style-name="P10" draw:layer="layout" draw:type="line" svg:x1="16.99cm" svg:y1="10.356cm" svg:x2="16.742cm" svg:y2="10.973cm" draw:start-shape="id5" draw:start-glue-point="2" draw:end-shape="id6" draw:end-glue-point="0" svg:d="m16990 10356-248 617">
          <text:p text:style-name="P1"/>
        </draw:connector>
        <draw:connector draw:style-name="gr2" draw:text-style-name="P10" draw:layer="layout" draw:type="line" svg:x1="20.591cm" svg:y1="10.356cm" svg:x2="20.343cm" svg:y2="10.973cm" draw:start-shape="id7" draw:start-glue-point="2" draw:end-shape="id8" svg:d="m20591 10356-248 617">
          <text:p text:style-name="P1"/>
        </draw:connector>
        <draw:connector draw:style-name="gr2" draw:text-style-name="P10" draw:layer="layout" draw:type="curve" draw:line-skew="0cm -1.627cm" svg:x1="13.041cm" svg:y1="11.956cm" svg:x2="7.451cm" svg:y2="10.146cm" draw:start-shape="id3" draw:start-glue-point="2" draw:end-shape="id9" draw:end-glue-point="1" svg:d="m13041 11956c0 750-2441 625-3573-15s-955-1795-2017-1795">
          <text:p text:style-name="P1"/>
        </draw:connector>
        <draw:connector draw:style-name="gr2" draw:text-style-name="P10" draw:layer="layout" draw:type="curve" draw:line-skew="0.432cm -3.603cm" svg:x1="16.742cm" svg:y1="11.956cm" svg:x2="7.451cm" svg:y2="11.272cm" draw:start-shape="id6" draw:start-glue-point="2" draw:end-shape="id10" draw:end-glue-point="1" svg:d="m16742 11956c0 1398-4354 1165-6459 645s-1958-1329-2832-1329">
          <text:p text:style-name="P1"/>
        </draw:connector>
        <draw:custom-shape draw:style-name="gr3" draw:text-style-name="P10" draw:id="id11" draw:layer="layout" svg:width="0.635cm" svg:height="3.175cm" svg:x="7.22cm" svg:y="11.895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" draw:text-style-name="P10" draw:layer="layout" draw:type="curve" svg:x1="20.343cm" svg:y1="11.956cm" svg:x2="7.855cm" svg:y2="13.482cm" draw:start-shape="id8" draw:start-glue-point="2" draw:end-shape="id11" draw:end-glue-point="6" svg:d="m20343 11956c0 1018-4162 1526-12488 1526">
          <text:p text:style-name="P1"/>
        </draw:connector>
        <draw:frame draw:style-name="gr1" draw:id="id12" draw:layer="layout" svg:width="3.669cm" svg:height="0.963cm" svg:x="8.155cm" svg:y="14.172cm">
          <draw:text-box>
            <text:p text:style-name="P1">Conclusão:</text:p>
          </draw:text-box>
        </draw:frame>
        <draw:frame draw:style-name="gr1" draw:text-style-name="P7" draw:layer="layout" svg:width="8.829cm" svg:height="0.983cm" svg:x="11.723cm" svg:y="14.174cm">
          <draw:text-box>
            <text:p text:style-name="P6"><text:span text:style-name="T3">Várias linhas ou parágrafos</text:span></text:p>
          </draw:text-box>
        </draw:frame>
        <draw:connector draw:style-name="gr4" draw:text-style-name="P10" draw:layer="layout" draw:type="curve" svg:x1="7.855cm" svg:y1="13.983cm" svg:x2="8.155cm" svg:y2="14.653cm" draw:end-shape="id12" svg:d="m7855 13983c-300 0-450 670 300 670">
          <text:p text:style-name="P1"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12" draw:layer="layout" svg:width="7.62cm" svg:height="14.016cm" svg:x="0.27cm" svg:y="1.355cm">
          <draw:text-box>
            <text:p text:style-name="P12"><text:span text:style-name="T5">3.3.1. Modos de acesso </text:span></text:p>
            <text:p text:style-name="P12"><text:span text:style-name="T5"/></text:p>
            <text:p text:style-name="P12"><text:span text:style-name="T6">3.3.1.1 Índice Chinês </text:span></text:p>
            <text:p text:style-name="P13"><text:span text:style-name="T7">Na verdade, o índice chinês poderia ser definido de uma forma <text:s/>muito simples que considera vários dogmas e paradigmas complementares e fundamentalmente essenciais à computação de problemas complexos os quais possuem sua complexidade ainda mais afetada devido ao processamento distribuído que acontece de maneira assíncrona e não tolerante à falhas utilizando tecnologias Web e a Internet. Não menos <text:s/>obstante, gostaria de salientar que o índice chinês pode ser definido em duas sentenças. Primeiro, o índice chinês na verdade não pode ser definido explicitamente pelo usuário. Ao contrário, ele é definido automaticamente de acordo com a consulta SQL realizada. Segundo, se tal índice fosse definido explicitamente, provavelmente não teria esse nome genérico. Um nome mais específico como double hash índex seria mais apropriado. De qualquer modo, o índice mais apropriado a ser utilizado para melhoria de performance vai depender sempre do comento sql. </text:span></text:p>
            <text:p text:style-name="P13"><text:span text:style-name="T8"/></text:p>
            <text:p text:style-name="P13"><text:span text:style-name="T6">3.3.1.2 Índice Preguiçoso </text:span></text:p>
            <text:p text:style-name="P13"><text:span text:style-name="T7">Continuando esta seção, apresentamos o índice preguiçoso. Novamente, este nome de índice não é muito bom. E certamente não condiz <text:s/>com a finalidade final de um índice. De maneira geral, a <text:s/>figura abaixo ilustra como este índice funciona. </text:span></text:p>
          </draw:text-box>
        </draw:frame>
        <draw:frame draw:style-name="gr7" draw:text-style-name="P12" draw:layer="layout" svg:width="7.62cm" svg:height="8.952cm" svg:x="8.055cm" svg:y="6.419cm">
          <draw:text-box>
            <text:p text:style-name="P12"><text:span text:style-name="T5">3.3.1. Modos de acesso </text:span></text:p>
            <text:p text:style-name="P12"><text:span text:style-name="T8"/></text:p>
            <text:p text:style-name="P13"><text:span text:style-name="T9">Nesse trabalho, pode-se considerar dois tipos de índices. O primeiro é o </text:span><text:span text:style-name="T10">Indice Chinês</text:span><text:span text:style-name="T11">,</text:span><text:span text:style-name="T9"> o qual</text:span><text:span text:style-name="T7"> é uma forma muito simples de indexar dados em sistemas complexos. A complexidade de tais sistemas pode ser influenciada pelo processamento distribuído que acontece de maneira assíncrona e não tolerante a falhas, principalmente quando se trata de dados disponíveis na Web. Especificamente, esse índice não é definido explicitamente pelo usuário. Ao contrário, ele é definido automaticamente de acordo com a consulta SQL realizada. Nesse caso, é o próprio processador de consultas que decide como melhorar o desempenho de tal consulta. </text:span></text:p>
            <text:p text:style-name="P13"><text:span text:style-name="T8"/></text:p>
            <text:p text:style-name="P13"><text:span text:style-name="T8">O segundo tipo é chamado de </text:span><text:span text:style-name="T6">Índice Preguiçoso, </text:span><text:span text:style-name="T12">cujo funcionamento é explicado através da Figura 3. Nessa figura, ...</text:span></text:p>
          </draw:text-box>
        </draw:frame>
        <draw:frame draw:style-name="gr1" draw:text-style-name="P14" draw:layer="layout" svg:width="3.889cm" svg:height="0.738cm" svg:x="0.27cm" svg:y="15.45cm">
          <draw:text-box>
            <text:p text:style-name="P14"><text:span text:style-name="T13">(a) Texto original</text:span></text:p>
          </draw:text-box>
        </draw:frame>
        <draw:frame draw:style-name="gr1" draw:text-style-name="P14" draw:layer="layout" svg:width="4.816cm" svg:height="0.738cm" svg:x="8.055cm" svg:y="15.451cm">
          <draw:text-box>
            <text:p text:style-name="P14"><text:span text:style-name="T13">(b) Versão melhorad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Mirella Moro</meta:initial-creator>
    <meta:creation-date>2011-01-25T18:27:50</meta:creation-date>
    <dc:creator>Mirella Moro</dc:creator>
    <dc:date>2011-01-25T20:49:16</dc:date>
    <meta:editing-cycles>12</meta:editing-cycles>
    <meta:editing-duration>PT2H6M15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